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3">
      <style:text-properties fo:font-size="12pt" style:font-size-asian="12pt" style:font-size-complex="12pt"/>
    </style:style>
    <style:style style:name="P5" style:family="paragraph" style:parent-style-name="Heading_20_2">
      <style:text-properties fo:font-size="14pt" style:font-size-asian="14pt" style:font-size-complex="14pt"/>
    </style:style>
    <style:style style:name="T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enarios</text:h>
      <text:h text:style-name="Heading_20_2" text:outline-level="2">Korta scenarios</text:h>
      <text:h text:style-name="P4" text:outline-level="3">Användningsfall 2: Ändra nuvarande båtplats</text:h>
      <text:p text:style-name="Text_20_body">Medlemmen vill ändra båtplats och skickar förfrågan tillsammans med aktuellt båtregistreringsnummer till systemet. Systemet tar fram en lista med lediga båtplatser och låter medlemmen välja en ny plats.</text:p>
      <text:h text:style-name="P4" text:outline-level="3">Användningsfall 5: Se medlemmar med obetalda avgifter</text:h>
      <text:p text:style-name="P1">Kassören efterfrågar en lista med medlemmar som ligger efter i sina betalningar. Systemet returnerar listan med medlemmarna och hur mycket de är skyldiga.</text:p>
      <text:h text:style-name="P4" text:outline-level="3">Användningsfall 8: Ge support åt medlemmar</text:h>
      <text:p text:style-name="Text_20_body"><text:span text:style-name="T1">Sekreteraren får kontakt av en medlem som behöver hjälp med systemet. Sekreteraren ber efter medlemsnumret och frågar systemet efter all relevant information om medlemmen som kan hjälpa till att lösa medlemmens problem. </text:span></text:p>
      <text:h text:style-name="P4" text:outline-level="3">Användningsfall 9: Hitta medlem och båt i register</text:h>
      <text:p text:style-name="P1">Sekreteraren vill ha information om en specifik medlem och dess båt. Sekreteraren skriver in ett namn och systemet returnerar information om medlemmen och båten.</text:p>
      <text:p text:style-name="Text_20_body"/>
      <text:h text:style-name="P5" text:outline-level="2">Detaljerat scenario - Användningsfall 2: Ändra nuvarande båtplats</text:h>
      <text:h text:style-name="Heading_20_3" text:outline-level="3"><text:span text:style-name="T1">Huvudscenario</text:span></text:h>
      <text:list xml:id="list1591574993910207497" text:style-name="L1">
        <text:list-item>
          <text:p text:style-name="P2"><text:span text:style-name="T1">Startar när medlemmen vill boka båtplats.</text:span></text:p>
        </text:list-item>
        <text:list-item>
          <text:p text:style-name="P2"><text:span text:style-name="T1">Systemet frågar medlemmen efter båtens registreringsnummer.</text:span></text:p>
        </text:list-item>
        <text:list-item>
          <text:p text:style-name="P2"><text:span text:style-name="T1">Medlemmen skriver in registreringsnumret och skickar det till systemet.</text:span></text:p>
        </text:list-item>
        <text:list-item>
          <text:p text:style-name="P2"><text:span text:style-name="T1">Systemet skickar registreringsnumret till nationella båtregistret och frågar efter uppgifter om båten.</text:span></text:p>
        </text:list-item>
        <text:list-item>
          <text:p text:style-name="P2"><text:span text:style-name="T1">Nationella båtförbundet returnerar detaljerad information om båten.</text:span></text:p>
        </text:list-item>
        <text:list-item>
          <text:p text:style-name="P2"><text:span text:style-name="T1">Systemet jämför båten med båtplatserna i databasen och skickar en lista med möjliga och lediga båtplatser till användaren.</text:span></text:p>
        </text:list-item>
        <text:list-item>
          <text:p text:style-name="P2"><text:span text:style-name="T1">Användaren väljer en båtplats som verkar bra.</text:span></text:p>
        </text:list-item>
        <text:list-item>
          <text:p text:style-name="P2"><text:span text:style-name="T1">Systemet ber om en bekräftelse, och kontrollerar så att användaren har läst igenom alla regler för att hyra platsen.</text:span></text:p>
        </text:list-item>
        <text:list-item>
          <text:p text:style-name="P2"><text:span text:style-name="T1">Användaren bekräftar och accepterar.</text:span></text:p>
        </text:list-item>
        <text:list-item>
          <text:p text:style-name="P2"><text:span text:style-name="T1">Systemet registrerar att båtplatsen nu är bokad av medlemmen med båten.</text:span></text:p>
        </text:list-item>
      </text:list>
      <text:p text:style-name="Text_20_body"><text:span text:style-name="T1"/></text:p>
      <text:h text:style-name="Heading_20_3" text:outline-level="3"><text:soft-page-break/><text:span text:style-name="T1">Alternativ i scenariot</text:span></text:h>
      <text:p text:style-name="Text_20_body"><text:span text:style-name="T1">3A: Båten med angett registreringsnummer hittas inte.</text:span></text:p>
      <text:list xml:id="list2354646381537831463" text:style-name="L2">
        <text:list-item>
          <text:p text:style-name="P3"><text:span text:style-name="T1">Nationella båtförbundet skickar ett felmeddelande och informerar systemet om att båten inte fanns med.</text:span></text:p>
        </text:list-item>
        <text:list-item>
          <text:p text:style-name="P3"><text:span text:style-name="T1">Systemet förklarar problemet för medlemmen och ber återigen om registreringsnumret.</text:span></text:p>
        </text:list-item>
        <text:list-item>
          <text:p text:style-name="P3"><text:span text:style-name="T1">Medlemmen får chansen att upprepa steg 3 i huvudscenariot eller att avbryta.</text:span></text:p>
        </text:list-item>
      </text:list>
      <text:p text:style-name="Text_20_body"/>
      <text:p text:style-name="Text_20_body"><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2-09T14:59:43.23</meta:creation-date>
    <dc:date>2013-12-09T15:59:39.15</dc:date>
    <dc:creator>Henrik Gabrielsson</dc:creator>
    <meta:editing-duration>PT59M24S</meta:editing-duration>
    <meta:editing-cycles>76</meta:editing-cycles>
    <meta:generator>OpenOffice/4.0.1$Win32 OpenOffice.org_project/401m5$Build-9714</meta:generator>
    <meta:document-statistic meta:table-count="0" meta:image-count="0" meta:object-count="0" meta:page-count="2" meta:paragraph-count="27" meta:word-count="303" meta:character-count="2119"/>
  </office:meta>
</office:document-meta>
</file>